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630ed" officeooo:paragraph-rsid="000630ed"/>
    </style:style>
    <style:style style:name="P3" style:family="paragraph" style:parent-style-name="Standard">
      <style:text-properties fo:language="en" fo:country="US" officeooo:rsid="000e87ca" officeooo:paragraph-rsid="000e87ca"/>
    </style:style>
    <style:style style:name="P4" style:family="paragraph" style:parent-style-name="Standard">
      <style:text-properties fo:language="en" fo:country="US" officeooo:rsid="0007e896" officeooo:paragraph-rsid="00093741"/>
    </style:style>
    <style:style style:name="P5" style:family="paragraph" style:parent-style-name="Standard">
      <style:text-properties fo:language="en" fo:country="US" officeooo:rsid="00093741" officeooo:paragraph-rsid="00093741"/>
    </style:style>
    <style:style style:name="P6" style:family="paragraph" style:parent-style-name="Text_20_body">
      <style:text-properties officeooo:paragraph-rsid="000e87ca"/>
    </style:style>
    <style:style style:name="P7" style:family="paragraph" style:parent-style-name="Text_20_body">
      <style:text-properties officeooo:paragraph-rsid="000fc922"/>
    </style:style>
    <style:style style:name="P8" style:family="paragraph" style:parent-style-name="Text_20_body">
      <style:text-properties officeooo:rsid="000abdf8" officeooo:paragraph-rsid="000abdf8"/>
    </style:style>
    <style:style style:name="P9" style:family="paragraph" style:parent-style-name="Text_20_body">
      <style:text-properties officeooo:rsid="000ba586"/>
    </style:style>
    <style:style style:name="P10" style:family="paragraph" style:parent-style-name="Text_20_body">
      <style:text-properties officeooo:rsid="000ba586" officeooo:paragraph-rsid="000ba586"/>
    </style:style>
    <style:style style:name="P11" style:family="paragraph" style:parent-style-name="Text_20_body">
      <style:text-properties officeooo:rsid="000fe39c" officeooo:paragraph-rsid="000fe39c"/>
    </style:style>
    <style:style style:name="P12" style:family="paragraph" style:parent-style-name="Text_20_body">
      <style:text-properties officeooo:rsid="00135d70" officeooo:paragraph-rsid="00159744"/>
    </style:style>
    <style:style style:name="P13" style:family="paragraph" style:parent-style-name="Text_20_body">
      <style:text-properties officeooo:paragraph-rsid="0015bccd"/>
    </style:style>
    <style:style style:name="P14" style:family="paragraph" style:parent-style-name="Text_20_body">
      <style:text-properties officeooo:paragraph-rsid="00159744"/>
    </style:style>
    <style:style style:name="P15" style:family="paragraph" style:parent-style-name="Text_20_body">
      <style:text-properties officeooo:paragraph-rsid="001bed16"/>
    </style:style>
    <style:style style:name="P16" style:family="paragraph" style:parent-style-name="Text_20_body">
      <style:text-properties officeooo:paragraph-rsid="001e6716"/>
    </style:style>
    <style:style style:name="P17" style:family="paragraph" style:parent-style-name="Text_20_body">
      <style:text-properties officeooo:paragraph-rsid="00205a66"/>
    </style:style>
    <style:style style:name="P18" style:family="paragraph" style:parent-style-name="Text_20_body">
      <style:text-properties officeooo:rsid="001bed16" officeooo:paragraph-rsid="00273179"/>
    </style:style>
    <style:style style:name="P19" style:family="paragraph" style:parent-style-name="Text_20_body">
      <style:text-properties officeooo:rsid="001bed16" officeooo:paragraph-rsid="0028d0e1"/>
    </style:style>
    <style:style style:name="P20" style:family="paragraph" style:parent-style-name="Text_20_body">
      <style:text-properties officeooo:rsid="00205a66" officeooo:paragraph-rsid="00205a66"/>
    </style:style>
    <style:style style:name="P21" style:family="paragraph" style:parent-style-name="Text_20_body">
      <style:text-properties officeooo:rsid="001f4296"/>
    </style:style>
    <style:style style:name="P22" style:family="paragraph" style:parent-style-name="Text_20_body">
      <style:text-properties officeooo:rsid="001f4296" officeooo:paragraph-rsid="001f4296"/>
    </style:style>
    <style:style style:name="P23" style:family="paragraph" style:parent-style-name="Text_20_body">
      <style:text-properties officeooo:rsid="0023e3ea" officeooo:paragraph-rsid="0023e3ea"/>
    </style:style>
    <style:style style:name="P24" style:family="paragraph" style:parent-style-name="Text_20_body">
      <style:text-properties officeooo:rsid="0023e64d" officeooo:paragraph-rsid="0023e64d"/>
    </style:style>
    <style:style style:name="P25" style:family="paragraph" style:parent-style-name="Text_20_body">
      <style:text-properties officeooo:rsid="0025e414" officeooo:paragraph-rsid="00273179"/>
    </style:style>
    <style:style style:name="P26" style:family="paragraph" style:parent-style-name="Text_20_body">
      <style:text-properties officeooo:rsid="00288c8f" officeooo:paragraph-rsid="0028d0e1"/>
    </style:style>
    <style:style style:name="P27" style:family="paragraph" style:parent-style-name="Text_20_body">
      <style:text-properties officeooo:rsid="0028d0e1" officeooo:paragraph-rsid="0028d0e1"/>
    </style:style>
    <style:style style:name="P28" style:family="paragraph" style:parent-style-name="Text_20_body">
      <style:text-properties officeooo:paragraph-rsid="002ee644"/>
    </style:style>
    <style:style style:name="P29" style:family="paragraph" style:parent-style-name="Text_20_body">
      <style:text-properties officeooo:paragraph-rsid="0030caaf"/>
    </style:style>
    <style:style style:name="P30" style:family="paragraph" style:parent-style-name="Text_20_body">
      <style:text-properties officeooo:paragraph-rsid="0031a506"/>
    </style:style>
    <style:style style:name="P31" style:family="paragraph" style:parent-style-name="Text_20_body">
      <style:text-properties officeooo:rsid="002db841" officeooo:paragraph-rsid="002db841"/>
    </style:style>
    <style:style style:name="P32" style:family="paragraph" style:parent-style-name="Text_20_body">
      <style:text-properties officeooo:rsid="002db841" officeooo:paragraph-rsid="0033c7ce"/>
    </style:style>
    <style:style style:name="P33" style:family="paragraph" style:parent-style-name="Text_20_body">
      <style:text-properties officeooo:paragraph-rsid="0032d843"/>
    </style:style>
    <style:style style:name="P34" style:family="paragraph" style:parent-style-name="Text_20_body">
      <style:text-properties officeooo:paragraph-rsid="0034f021"/>
    </style:style>
    <style:style style:name="P35" style:family="paragraph" style:parent-style-name="Code">
      <style:text-properties officeooo:paragraph-rsid="000ba586"/>
    </style:style>
    <style:style style:name="P36" style:family="paragraph" style:parent-style-name="Code">
      <style:text-properties officeooo:rsid="000ba586" officeooo:paragraph-rsid="000ba586"/>
    </style:style>
    <style:style style:name="P37" style:family="paragraph" style:parent-style-name="Code">
      <style:text-properties officeooo:rsid="001d8e53" officeooo:paragraph-rsid="001d8e53"/>
    </style:style>
    <style:style style:name="P38" style:family="paragraph" style:parent-style-name="Code">
      <style:text-properties officeooo:rsid="0012c3f4" officeooo:paragraph-rsid="0012c3f4"/>
    </style:style>
    <style:style style:name="P39" style:family="paragraph" style:parent-style-name="Code">
      <style:text-properties officeooo:rsid="001e5a98"/>
    </style:style>
    <style:style style:name="P40" style:family="paragraph" style:parent-style-name="Code">
      <style:text-properties officeooo:rsid="0023e64d"/>
    </style:style>
    <style:style style:name="P41" style:family="paragraph" style:parent-style-name="Code">
      <style:text-properties officeooo:rsid="00288c8f" officeooo:paragraph-rsid="0028d0e1"/>
    </style:style>
    <style:style style:name="P42" style:family="paragraph" style:parent-style-name="Code">
      <style:text-properties officeooo:rsid="00288c8f" officeooo:paragraph-rsid="002bbae9"/>
    </style:style>
    <style:style style:name="P43" style:family="paragraph" style:parent-style-name="Code">
      <style:text-properties officeooo:rsid="002bbae9" officeooo:paragraph-rsid="002bbae9"/>
    </style:style>
    <style:style style:name="P44" style:family="paragraph" style:parent-style-name="Code">
      <style:text-properties officeooo:rsid="0031a506" officeooo:paragraph-rsid="0031a506"/>
    </style:style>
    <style:style style:name="P45" style:family="paragraph" style:parent-style-name="Code">
      <style:text-properties officeooo:paragraph-rsid="0033c7ce"/>
    </style:style>
    <style:style style:name="P46" style:family="paragraph" style:parent-style-name="Code">
      <style:text-properties officeooo:paragraph-rsid="0034f021"/>
    </style:style>
    <style:style style:name="P47" style:family="paragraph" style:parent-style-name="Code">
      <style:text-properties officeooo:paragraph-rsid="003707b8"/>
    </style:style>
    <style:style style:name="P48" style:family="paragraph" style:parent-style-name="Standard" style:list-style-name="L1">
      <style:text-properties fo:language="en" fo:country="US" officeooo:rsid="00093741" officeooo:paragraph-rsid="00093741"/>
    </style:style>
    <style:style style:name="P49" style:family="paragraph" style:parent-style-name="Heading_20_1">
      <style:text-properties officeooo:rsid="0009eb49"/>
    </style:style>
    <style:style style:name="P50" style:family="paragraph" style:parent-style-name="Heading_20_1">
      <style:text-properties officeooo:paragraph-rsid="001b3b00"/>
    </style:style>
    <style:style style:name="P51" style:family="paragraph" style:parent-style-name="Heading_20_1">
      <style:text-properties officeooo:rsid="002bbae9" officeooo:paragraph-rsid="002bbae9"/>
    </style:style>
    <style:style style:name="P52" style:family="paragraph" style:parent-style-name="Heading_20_1">
      <style:text-properties officeooo:rsid="00392cd8"/>
    </style:style>
    <style:style style:name="P53" style:family="paragraph" style:parent-style-name="Heading_20_1">
      <style:text-properties officeooo:paragraph-rsid="001f4296"/>
    </style:style>
    <style:style style:name="P54" style:family="paragraph" style:parent-style-name="Heading_20_1">
      <style:text-properties officeooo:rsid="00205a66" officeooo:paragraph-rsid="00205a66"/>
    </style:style>
    <style:style style:name="P55" style:family="paragraph" style:parent-style-name="Heading_20_1">
      <style:text-properties officeooo:paragraph-rsid="003a36e6"/>
    </style:style>
    <style:style style:name="P56" style:family="paragraph" style:parent-style-name="Heading_20_1">
      <style:paragraph-properties fo:break-before="page"/>
      <style:text-properties fo:language="en" fo:country="US" officeooo:rsid="0007e896"/>
    </style:style>
    <style:style style:name="P57" style:family="paragraph" style:parent-style-name="Heading_20_3">
      <style:text-properties officeooo:rsid="001bed16"/>
    </style:style>
    <style:style style:name="P58" style:family="paragraph" style:parent-style-name="Heading_20_3">
      <style:text-properties officeooo:rsid="0028d0e1"/>
    </style:style>
    <style:style style:name="P59" style:family="paragraph" style:parent-style-name="Heading_20_3">
      <style:text-properties officeooo:rsid="0015bccd"/>
    </style:style>
    <style:style style:name="P60" style:family="paragraph" style:parent-style-name="Heading_20_3">
      <style:text-properties officeooo:rsid="0017fa8c"/>
    </style:style>
    <style:style style:name="P61" style:family="paragraph" style:parent-style-name="Heading_20_3">
      <style:text-properties officeooo:paragraph-rsid="003a36e6"/>
    </style:style>
    <style:style style:name="P62" style:family="paragraph" style:parent-style-name="Code">
      <style:text-properties officeooo:rsid="0034f021" officeooo:paragraph-rsid="0034f021"/>
    </style:style>
    <style:style style:name="P63" style:family="paragraph" style:parent-style-name="Code">
      <style:text-properties officeooo:rsid="0033c7ce" officeooo:paragraph-rsid="0033c7ce"/>
    </style:style>
    <style:style style:name="P64" style:family="paragraph" style:parent-style-name="Code">
      <style:text-properties officeooo:rsid="003707b8" officeooo:paragraph-rsid="003707b8"/>
    </style:style>
    <style:style style:name="P65" style:family="paragraph" style:parent-style-name="Code">
      <style:text-properties officeooo:paragraph-rsid="003cfa55"/>
    </style:style>
    <style:style style:name="P66" style:family="paragraph" style:parent-style-name="Code">
      <style:text-properties officeooo:paragraph-rsid="003dd4df"/>
    </style:style>
    <style:style style:name="P67" style:family="paragraph" style:parent-style-name="Code">
      <style:text-properties officeooo:paragraph-rsid="003e2974"/>
    </style:style>
    <style:style style:name="P68" style:family="paragraph" style:parent-style-name="Heading_20_2">
      <style:text-properties officeooo:rsid="000e87ca" officeooo:paragraph-rsid="000e87ca"/>
    </style:style>
    <style:style style:name="P69" style:family="paragraph" style:parent-style-name="Heading_20_2">
      <style:text-properties officeooo:rsid="000fc922" officeooo:paragraph-rsid="000fc922"/>
    </style:style>
    <style:style style:name="P70" style:family="paragraph" style:parent-style-name="Heading_20_2">
      <style:text-properties officeooo:rsid="001bed16" officeooo:paragraph-rsid="001bed16"/>
    </style:style>
    <style:style style:name="P71" style:family="paragraph" style:parent-style-name="Heading_20_2">
      <style:text-properties officeooo:rsid="00224065"/>
    </style:style>
    <style:style style:name="P72" style:family="paragraph" style:parent-style-name="Heading_20_2">
      <style:text-properties officeooo:rsid="0028d0e1"/>
    </style:style>
    <style:style style:name="P73" style:family="paragraph" style:parent-style-name="Heading_20_2">
      <style:text-properties officeooo:rsid="0034f021"/>
    </style:style>
    <style:style style:name="P74" style:family="paragraph" style:parent-style-name="Heading_20_2">
      <style:text-properties officeooo:rsid="002db841"/>
    </style:style>
    <style:style style:name="P75" style:family="paragraph" style:parent-style-name="Heading_20_2">
      <style:text-properties officeooo:rsid="002db841" officeooo:paragraph-rsid="002db841"/>
    </style:style>
    <style:style style:name="P76" style:family="paragraph" style:parent-style-name="Heading_20_2">
      <style:text-properties officeooo:rsid="00392cd8"/>
    </style:style>
    <style:style style:name="P77" style:family="paragraph" style:parent-style-name="Heading_20_2">
      <style:text-properties officeooo:rsid="001f4296" officeooo:paragraph-rsid="001f4296"/>
    </style:style>
    <style:style style:name="P78" style:family="paragraph" style:parent-style-name="Text_20_body" style:list-style-name="L2">
      <style:text-properties officeooo:paragraph-rsid="000ba586"/>
    </style:style>
    <style:style style:name="P79" style:family="paragraph" style:parent-style-name="Text_20_body" style:list-style-name="L2">
      <style:text-properties officeooo:rsid="000ba586" officeooo:paragraph-rsid="000ba586"/>
    </style:style>
    <style:style style:name="P80" style:family="paragraph" style:parent-style-name="Text_20_body" style:list-style-name="L2">
      <style:text-properties officeooo:rsid="002bbae9" officeooo:paragraph-rsid="002bbae9"/>
    </style:style>
    <style:style style:name="P81" style:family="paragraph" style:parent-style-name="Text_20_body" style:list-style-name="L3">
      <style:text-properties officeooo:rsid="001bed16" officeooo:paragraph-rsid="0025e414"/>
    </style:style>
    <style:style style:name="P82" style:family="paragraph" style:parent-style-name="Text_20_body" style:list-style-name="L4">
      <style:text-properties officeooo:paragraph-rsid="0031a506"/>
    </style:style>
    <style:style style:name="P83" style:family="paragraph" style:parent-style-name="Text_20_body" style:list-style-name="L4">
      <style:text-properties officeooo:rsid="0031a506" officeooo:paragraph-rsid="0031a506"/>
    </style:style>
    <style:style style:name="P84" style:family="paragraph" style:parent-style-name="Text_20_body">
      <style:text-properties officeooo:rsid="0034f021"/>
    </style:style>
    <style:style style:name="P85" style:family="paragraph" style:parent-style-name="Text_20_body">
      <style:text-properties officeooo:rsid="0034f021" officeooo:paragraph-rsid="0034f021"/>
    </style:style>
    <style:style style:name="P86" style:family="paragraph" style:parent-style-name="Text_20_body">
      <style:text-properties officeooo:rsid="00392cd8" officeooo:paragraph-rsid="00392cd8"/>
    </style:style>
    <style:style style:name="P87" style:family="paragraph" style:parent-style-name="Text_20_body" style:list-style-name="L5">
      <style:text-properties officeooo:rsid="00205a66" officeooo:paragraph-rsid="00205a66"/>
    </style:style>
    <style:style style:name="P88" style:family="paragraph" style:parent-style-name="Text_20_body">
      <style:text-properties officeooo:paragraph-rsid="0017fa8c"/>
    </style:style>
    <style:style style:name="P89" style:family="paragraph" style:parent-style-name="Text_20_body">
      <style:text-properties officeooo:paragraph-rsid="003a36e6"/>
    </style:style>
    <style:style style:name="P90" style:family="paragraph" style:parent-style-name="Text_20_body">
      <style:text-properties officeooo:rsid="002db841" officeooo:paragraph-rsid="002db841"/>
    </style:style>
    <style:style style:name="P91" style:family="paragraph" style:parent-style-name="Text_20_body">
      <style:text-properties officeooo:rsid="002db841" officeooo:paragraph-rsid="003bfefe"/>
    </style:style>
    <style:style style:name="P92" style:family="paragraph" style:parent-style-name="Text_20_body">
      <style:text-properties officeooo:rsid="002db841" officeooo:paragraph-rsid="003dd4df"/>
    </style:style>
    <style:style style:name="P93" style:family="paragraph" style:parent-style-name="Text_20_body">
      <style:text-properties officeooo:rsid="002db841" officeooo:paragraph-rsid="003e2974"/>
    </style:style>
    <style:style style:name="P94" style:family="paragraph" style:parent-style-name="Text_20_body">
      <style:text-properties officeooo:paragraph-rsid="003bfefe"/>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officeooo:rsid="0032d843"/>
    </style:style>
    <style:style style:name="T34" style:family="text">
      <style:text-properties officeooo:rsid="0033c7ce"/>
    </style:style>
    <style:style style:name="T35" style:family="text">
      <style:text-properties officeooo:rsid="0034f021"/>
    </style:style>
    <style:style style:name="T36" style:family="text">
      <style:text-properties officeooo:rsid="00355cf3"/>
    </style:style>
    <style:style style:name="T37" style:family="text">
      <style:text-properties officeooo:rsid="0036ee91"/>
    </style:style>
    <style:style style:name="T38" style:family="text">
      <style:text-properties officeooo:rsid="003707b8"/>
    </style:style>
    <style:style style:name="T39" style:family="text">
      <style:text-properties officeooo:rsid="0038f304"/>
    </style:style>
    <style:style style:name="T40" style:family="text">
      <style:text-properties officeooo:rsid="00392cd8"/>
    </style:style>
    <style:style style:name="T41" style:family="text">
      <style:text-properties officeooo:rsid="003a36e6"/>
    </style:style>
    <style:style style:name="T42" style:family="text">
      <style:text-properties officeooo:rsid="003aa7c2"/>
    </style:style>
    <style:style style:name="T43" style:family="text">
      <style:text-properties officeooo:rsid="003bfefe"/>
    </style:style>
    <style:style style:name="T44" style:family="text">
      <style:text-properties officeooo:rsid="003cfa55"/>
    </style:style>
    <style:style style:name="T45" style:family="text">
      <style:text-properties officeooo:rsid="003dd4df"/>
    </style:style>
    <style:style style:name="T46" style:family="text">
      <style:text-properties officeooo:rsid="003e29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MONE</text:p>
      <text:p text:style-name="P2">A Web <text:span text:style-name="T20">API </text:span>and REST <text:span text:style-name="T20">Service</text:span> Client for C#</text:p>
      <text:p text:style-name="P3">Jørn Wildt 2012</text:p>
      <text:p text:style-name="P2"/>
      <text:h text:style-name="P56" text:outline-level="1">Introduction</text:h>
      <text:p text:style-name="P4">Ramone is a C\# client side library that simplifies access to HTTP based Web API s and REST services. It has a strong focus on REST and implements elements of the Uniform Interface as first class citizens of the API.</text:p>
      <text:p text:style-name="P4">This means natural support for</text:p>
      <text:list xml:id="list42287456" text:style-name="L1">
        <text:list-item>
          <text:p text:style-name="P48">URIs as identifiers for resources.</text:p>
        </text:list-item>
        <text:list-item>
          <text:p text:style-name="P48">The standard HTTP methods GET, POST, PUT and more.</text:p>
        </text:list-item>
        <text:list-item>
          <text:p text:style-name="P48">Multiple media types (XML, JSON, HTML, ATOM and more).</text:p>
        </text:list-item>
        <text:list-item>
          <text:p text:style-name="P48">User defined media types.</text:p>
        </text:list-item>
        <text:list-item>
          <text:p text:style-name="P48">Hyper media controls (linking and key/value forms).</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5">Ramone supports plain XML, JSON, and Atom out of the box, but where it really excels is when it comes to working with user defined objects, domain specific media types and hyper media elements.</text:p>
      <text:h text:style-name="P49" text:outline-level="1">Basic operations</text:h>
      <text:h text:style-name="Heading_20_2" text:outline-level="2"><text:span text:style-name="T1">The very first GET of a </text:span><text:span text:style-name="T4">resource</text:span></text:h>
      <text:p text:style-name="P8">The simplest possible operation we can do with Ramone is a GET of a resource from a well known URL and then decode that resource into a client side object.</text:p>
      <text:p text:style-name="P34"><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 </text:span><text:span text:style-name="T35">This piece of code is also available as a demo Visual Studio project in the source code directory (</text:span><text:a xlink:type="simple" xlink:href="https://github.com/JornWildt/Ramone/tree/master/TwitterDemo"><text:span text:style-name="T35">https://github.com/JornWildt/Ramone/tree/master/TwitterDemo</text:span></text:a><text:span text:style-name="T35">)</text:span><text:span text:style-name="T1">:</text:span></text:p>
      <text:p text:style-name="P8"/>
      <text:p text:style-name="P36">// Fixed URL to timeline of JornWildt</text:p>
      <text:p text:style-name="P36">string url = "/1/statuses/user_timeline.json?screen_name=JornWildt";</text:p>
      <text:p text:style-name="P36"/>
      <text:p text:style-name="P36">// All interaction with Ramone goes through a session</text:p>
      <text:p text:style-name="P36">ISession session</text:p>
      <text:p text:style-name="P36"><text:s text:c="2"/>= RamoneConfiguration.NewSession(new Uri("https://api.twitter.com"));</text:p>
      <text:p text:style-name="P36"/>
      <text:p text:style-name="P35"><text:span text:style-name="T2">// Create a Ramone request by binding </text:span><text:span text:style-name="T4">URL </text:span><text:span text:style-name="T3">to session</text:span></text:p>
      <text:p text:style-name="P36">Request request = session.Bind(url);</text:p>
      <text:p text:style-name="P36"/>
      <text:p text:style-name="P36">// GET response from Twitter</text:p>
      <text:p text:style-name="P36"><text:span text:style-name="T27">using (</text:span>Response response = request.Get()<text:span text:style-name="T27">)</text:span></text:p>
      <text:p text:style-name="P43">{</text:p>
      <text:p text:style-name="P36"><text:s text:c="2"/>// Extract payload as a C# dynamic created from the JSON response</text:p>
      <text:p text:style-name="P36"><text:s text:c="2"/>dynamic timeline = response.Body;</text:p>
      <text:p text:style-name="P36"/>
      <text:p text:style-name="P36"><text:s text:c="2"/>// Write response to console ...</text:p>
      <text:p text:style-name="P36"><text:s text:c="2"/>Console.WriteLine("This is the timeline for JornWildt:");</text:p>
      <text:p text:style-name="P36"><text:s text:c="2"/>foreach (dynamic tweet in timeline)</text:p>
      <text:p text:style-name="P36"><text:s text:c="4"/>Console.WriteLine("* {0}.", tweet.text);</text:p>
      <text:p text:style-name="P43">}</text:p>
      <text:p text:style-name="P9"/>
      <text:p text:style-name="P10">Lets go through that code step by step and see what is going on:</text:p>
      <text:list xml:id="list42304311" text:style-name="L2">
        <text:list-item>
          <text:p text:style-name="P79">The first step creates a session. Sessions are containers for things like authorization, base URL and cookies and must always be referenced somehow when creating a new request.</text:p>
        </text:list-item>
        <text:list-item>
          <text:p text:style-name="P79">The next step binds the Twitter URL to the session and creates a request.</text:p>
        </text:list-item>
        <text:list-item>
          <text:p text:style-name="P78"><text:span text:style-name="T2">Then the request is activated by calling one of the HTTP methods</text:span><text:span text:style-name="T3"> – </text:span><text:span text:style-name="T2">in this case GET.</text:span></text:p>
        </text:list-item>
        <text:list-item>
          <text:p text:style-name="P80">The “using” statement is there to ensure proper release of connections for the .NET connection pool management.</text:p>
        </text:list-item>
        <text:list-item>
          <text:p text:style-name="P78"><text:span text:style-name="T2">Ramone takes care of content negotiation –</text:span><text:span text:style-name="T4"> </text:span><text:span text:style-name="T2">but in this case it is not really needed since Twitter always returns application/json.</text:span></text:p>
        </text:list-item>
        <text:list-item>
          <text:p text:style-name="P79">Ramone decodes application/json using one of a set of predefined codecs. In this case it returns a C# dynamic which reflects the JSON response.</text:p>
        </text:list-item>
        <text:list-item>
          <text:p text:style-name="P79">At last the returned tweets are printed.</text:p>
        </text:list-item>
      </text:list>
      <text:h text:style-name="P68" text:outline-level="2">Sessions, Services and Configuration</text:h>
      <text:p text:style-name="P6"><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oft-page-break/><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69" text:outline-level="2">Different HTTP verbs</text:h>
      <text:p text:style-name="P7"><text:span text:style-name="T7">Most </text:span><text:span text:style-name="T6">the standard verbs exists as methods on a Ramone request – you can GET, POST, DELETE, PUT and so on directly from the request object.</text:span></text:p>
      <text:p text:style-name="P11">Here is an example where some kind of new “item” is POSTed to a resource:<text:line-break/></text:p>
      <text:p text:style-name="P37">// Fixed path to resource</text:p>
      <text:p text:style-name="P37">string path = "...";</text:p>
      <text:p text:style-name="P37"/>
      <text:p text:style-name="P37">// All interaction with Ramone goes through a session</text:p>
      <text:p text:style-name="P37">ISession session</text:p>
      <text:p text:style-name="P37"><text:s text:c="2"/>= RamoneConfiguration.NewSession(new Uri("https://example.com"));</text:p>
      <text:p text:style-name="P37"/>
      <text:p text:style-name="P37">// Create a Ramone request by binding URL to session</text:p>
      <text:p text:style-name="P37">Request request = session.Bind(path);</text:p>
      <text:p text:style-name="P37"/>
      <text:p text:style-name="P37">// Create POST payload as anonymous object</text:p>
      <text:p text:style-name="P37">var payload = new</text:p>
      <text:p text:style-name="P37">{</text:p>
      <text:p text:style-name="P37"><text:s text:c="2"/>Title = "A new item",</text:p>
      <text:p text:style-name="P37"><text:s text:c="2"/>Description = "Description of item."</text:p>
      <text:p text:style-name="P37">};</text:p>
      <text:p text:style-name="P37"/>
      <text:p text:style-name="P37">// POST data</text:p>
      <text:p text:style-name="P37">Response response = request.AsJson().Post(payload).<text:span text:style-name="T27">Dispose()</text:span>;</text:p>
      <text:p text:style-name="P1"><text:span text:style-name="T7">Any other HTTP verb can be issued with </text:span><text:span text:style-name="InlineCode"><text:span text:style-name="T7">Execute(...)</text:span></text:span><text:span text:style-name="T7"> as here:<text:line-break/></text:span></text:p>
      <text:p text:style-name="P38">Response response = request.Execute("OtherMethod", payload).<text:span text:style-name="T27">Dispose()</text:span>;</text:p>
      <text:h text:style-name="P70" text:outline-level="2">Fluent API – chaining method calls</text:h>
      <text:p text:style-name="P15"><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39"><text:s text:c="27"/>.AcceptJson()</text:p>
      <text:p text:style-name="P39"><text:s text:c="27"/>.Post(payload);</text:p>
      <text:p text:style-name="P16"><text:span text:style-name="T15">Each of the three method calls </text:span><text:span text:style-name="T16">modifies the containing object and returns either the same instance of the request – or a new instance of a response like Post(...) does.</text:span></text:p>
      <text:h text:style-name="Heading_20_2" text:outline-level="2">Serialization and media types</text:h>
      <text:p text:style-name="P12">Data sent over HTTP must always be assigned a media type. This is much like a file name extension on Windows that indicates the kind of data contained in the file – or, in case of HTTP, the format of the data on the wire. Often seen examples of media types are text/html, application/pdf, application/xml and application/json but of course there exists a lot more than just these.</text:p>
      <text:p text:style-name="P12">Different media types has different purposes – there are media types for images, text documents, <text:soft-page-break/>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4"><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57" text:outline-level="3"><text:span text:style-name="T21">Payload</text:span> serialization</text:h>
      <text:p text:style-name="P23">Ramone has a few different ways to assign media types to internal data structures. You can either associate a specific data structure with a codec that handles a certain media type, or you can specify the media type when setting up the request.</text:p>
      <text:p text:style-name="P24">Lets take an example where we want to POST a set of Customer data using JSON and accept a JSON result:</text:p>
      <text:p text:style-name="Code"><text:span text:style-name="T21">// </text:span><text:span text:style-name="T25">Anonymous type representing a customer</text:span></text:p>
      <text:p text:style-name="P40">var customer = new { Name = "George", Address = "Far Away 12" };</text:p>
      <text:p text:style-name="P40"/>
      <text:p text:style-name="P40">// POST data as JSON, accept JSON as result</text:p>
      <text:p text:style-name="P40">Response response = request.AsJson()</text:p>
      <text:p text:style-name="P40"><text:s text:c="27"/>.AcceptJson()</text:p>
      <text:p text:style-name="P40"><text:s text:c="27"/>.Post(customer);</text:p>
      <text:p text:style-name="P24"/>
      <text:p text:style-name="P18"><text:span text:style-name="T22">The methods AsJson() and AcceptJson() are shorthands for the most commonly used formats like JSON, XML and </text:span><text:span text:style-name="T25">more</text:span><text:span text:style-name="T22">.</text:span></text:p>
      <text:p text:style-name="P25">Here is a list of the available AsXxxx and AcceptXxxx methods:</text:p>
      <text:list xml:id="list42289269" text:style-name="L3">
        <text:list-item>
          <text:p text:style-name="P81"><text:span text:style-name="InlineCode"><text:span text:style-name="T22">AsJson()</text:span></text:span></text:p>
        </text:list-item>
        <text:list-item>
          <text:p text:style-name="P81"><text:span text:style-name="InlineCode"><text:span text:style-name="T22">AsXml()</text:span></text:span></text:p>
        </text:list-item>
        <text:list-item>
          <text:p text:style-name="P81"><text:span text:style-name="InlineCode"><text:span text:style-name="T22">AsFormUrlEncoded()</text:span></text:span></text:p>
        </text:list-item>
        <text:list-item>
          <text:p text:style-name="P81"><text:span text:style-name="InlineCode"><text:span text:style-name="T22">AsMultipartFormData()</text:span></text:span></text:p>
        </text:list-item>
        <text:list-item>
          <text:p text:style-name="P81"><text:span text:style-name="InlineCode"><text:span text:style-name="T22">AcceptJson()</text:span></text:span></text:p>
        </text:list-item>
        <text:list-item>
          <text:p text:style-name="P81"><text:span text:style-name="InlineCode"><text:span text:style-name="T22">AcceptXml()</text:span></text:span></text:p>
        </text:list-item>
        <text:list-item>
          <text:p text:style-name="P81"><text:span text:style-name="InlineCode"><text:span text:style-name="T22">AcceptFormUrlEncoded()</text:span></text:span></text:p>
        </text:list-item>
        <text:list-item>
          <text:p text:style-name="P81"><text:span text:style-name="InlineCode"><text:span text:style-name="T22">AcceptMultipartFormData()</text:span></text:span></text:p>
        </text:list-item>
      </text:list>
      <text:h text:style-name="P58" text:outline-level="3"/>
      <text:h text:style-name="P50" text:outline-level="1"><text:span text:style-name="T19">M</text:span><text:span text:style-name="T12">edia type</text:span><text:span text:style-name="T19"> codecs</text:span></text:h>
      <text:p text:style-name="P17"><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text:span></text:p>
      <text:p text:style-name="P20">If you need codecs for other media types then you create your own and register them in the codec manager associated with your service.</text:p>
      <text:h text:style-name="P71" text:outline-level="2">Predefined codecs</text:h>
      <text:h text:style-name="P59" text:outline-level="3">Application/json</text:h>
      <text:p text:style-name="P13"><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3"><text:span text:style-name="T9">JsonFx supports reading and writing of plain CLR </text:span><text:span text:style-name="T10">classes</text:span><text:span text:style-name="T9">, dynamic types and anonymous </text:span><text:span text:style-name="T10">types</text:span><text:span text:style-name="T9">.</text:span></text:p>
      <text:h text:style-name="P60" text:outline-level="3">Application/xml</text:h>
      <text:p text:style-name="P88"><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h text:style-name="P61" text:outline-level="3"><text:span text:style-name="T41">Application/json-patch</text:span></text:h>
      <text:p text:style-name="P89"><text:span text:style-name="T41">The built-in codec for JSON patch documents can both read and write patch documents in a type safe way. See </text:span><text:span text:style-name="T42">page</text:span><text:span text:style-name="T41"> </text:span><text:span text:style-name="T41"><text:bookmark-ref text:reference-format="page" text:ref-name="__RefHeading__919_1468071222">10</text:bookmark-ref></text:span><text:span text:style-name="T41"> for further information </text:span><text:span text:style-name="T42">on this topic</text:span><text:span text:style-name="T41">.</text:span></text:p>
      <text:h text:style-name="Heading_20_2" text:outline-level="2"><text:span text:style-name="T25">Custom codec </text:span><text:span text:style-name="T24">registration</text:span></text:h>
      <text:p text:style-name="P19"><text:span text:style-name="T24">An</text:span><text:span text:style-name="T23">other way to specify media types is to register codecs for well known data structures </text:span><text:span text:style-name="T24">using the codec manager associated with the current service:</text:span></text:p>
      <text:p text:style-name="P26"/>
      <text:p text:style-name="P41"><text:soft-page-break/>// Arguments for creating a new customer</text:p>
      <text:p text:style-name="P41">class NewCustomer</text:p>
      <text:p text:style-name="P41">{</text:p>
      <text:p text:style-name="P41"><text:s text:c="2"/>public string Name { get; set; }</text:p>
      <text:p text:style-name="P41"><text:s text:c="2"/>public string Address { get; set; }</text:p>
      <text:p text:style-name="P41">}</text:p>
      <text:p text:style-name="P41"/>
      <text:p text:style-name="P41">// Customer representation</text:p>
      <text:p text:style-name="P41">class Customer</text:p>
      <text:p text:style-name="P41">{</text:p>
      <text:p text:style-name="P41"><text:s text:c="2"/>public long Id { get; set; }</text:p>
      <text:p text:style-name="P41"><text:s text:c="2"/>public string Name { get; set; }</text:p>
      <text:p text:style-name="P41"><text:s text:c="2"/>public string Address { get; set; }</text:p>
      <text:p text:style-name="P41">}</text:p>
      <text:p text:style-name="P41"/>
      <text:p text:style-name="P41">// New customer argument is sent as application/x-www-form-urlencoded</text:p>
      <text:p text:style-name="P41">session.Service.CodecManager.AddFormUrlEncoded&lt;NewCustomer&gt;();</text:p>
      <text:p text:style-name="P41"/>
      <text:p text:style-name="P41">// Customer is represented using JSON</text:p>
      <text:p text:style-name="P41">session.Service.CodecManager.AddJson&lt;Customer&gt;();</text:p>
      <text:p text:style-name="P41"/>
      <text:p text:style-name="P41">var newCustomer = new NewCustomer { Name = "George", Address = "Far Away 12" };</text:p>
      <text:p text:style-name="P41"/>
      <text:p text:style-name="P41">// POST NewCustomer args as form-data, accept JSON as returned Customer</text:p>
      <text:p text:style-name="P42"><text:span text:style-name="T27">using (var response = </text:span>request.Post&lt;Customer&gt;(newCustomer)<text:span text:style-name="T27">)</text:span></text:p>
      <text:p text:style-name="P41"><text:s text:c="2"/>Customer customer = <text:span text:style-name="T27">response</text:span>.Body;</text:p>
      <text:p text:style-name="P26"/>
      <text:p text:style-name="P27">There is a large set of methods to register codecs in various ways.</text:p>
      <text:h text:style-name="P72" text:outline-level="2">Custom codecs</text:h>
      <text:p text:style-name="P19"><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p>
      <text:p text:style-name="P27">If the new media type is text based (like XML or JSON) then it may save some time to inherit from the class Ramone.MediaTypes.TextCodecBase&lt;T&gt; which will setup stream readers and writers for you with the right character set encoding.</text:p>
      <text:p text:style-name="P27">I suggest you take a look at the existing codecs at GitHub to see how a codec is implemented. The basic idea</text:p>
      <text:p text:style-name="P27"/>
      <text:h text:style-name="P51" text:outline-level="1">Hypermedia <text:span text:style-name="T40">linking</text:span></text:h>
      <text:p text:style-name="P29"><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29"><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8"><text:span text:style-name="T28">Ramone makes it simple to work with such links through the use of a common </text:span><text:span text:style-name="InlineCode"><text:span text:style-name="T28">ILink</text:span></text:span><text:span text:style-name="T28"> interface. This interface includes a HRef property for the URL and a few others for link relation name, media type and more. </text:span><text:span text:style-name="T29">With the addition of a few helper methods it becomes very easy to follow hypermedia links in your code. </text:span><text:span text:style-name="T30">Take for example:<text:line-break/></text:span></text:p>
      <text:p text:style-name="P44">ILink link = GetMyLink();</text:p>
      <text:p text:style-name="P44"/>
      <text:p text:style-name="P44">using (var response = link.Follow(Session).Get&lt;MyData&gt;())</text:p>
      <text:p text:style-name="P44">{</text:p>
      <text:p text:style-name="P44"><text:s text:c="2"/>MyData x = response.Body;</text:p>
      <text:p text:style-name="P44">}</text:p>
      <text:p text:style-name="P30"><text:span text:style-name="T28"><text:line-break/></text:span><text:span text:style-name="T30">What happens here is:</text:span></text:p>
      <text:list xml:id="list42280526" text:style-name="L4">
        <text:list-item>
          <text:p text:style-name="P83"><text:span text:style-name="T34">S</text:span>omehow fetch a link representation from somewhere – more on that later.</text:p>
        </text:list-item>
        <text:list-item>
          <text:p text:style-name="P82"><text:span text:style-name="T32">F</text:span><text:span text:style-name="T31">ollow</text:span><text:span text:style-name="T30"> the link which means “create a request based on the URL of the link”.</text:span></text:p>
        </text:list-item>
        <text:list-item>
          <text:p text:style-name="P82"><text:span text:style-name="T34">D</text:span><text:span text:style-name="T30">o a GET on that request and decode the response to an instance of </text:span><text:span text:style-name="InlineCode"><text:span text:style-name="T30">MyData</text:span></text:span><text:span text:style-name="T30">.</text:span></text:p>
        </text:list-item>
      </text:list>
      <text:p text:style-name="P33"><text:span text:style-name="T33">An instance of </text:span><text:span text:style-name="InlineCode"><text:span text:style-name="T33">ILink</text:span></text:span><text:span text:style-name="T33"> can be obtained in many different ways depending on the media type it is embedded in.</text:span></text:p>
      <text:h text:style-name="P73" text:outline-level="2">HTTP Link header</text:h>
      <text:p text:style-name="P34"><text:span text:style-name="T35">The HTTP protocol supports inclusion of links in the HTTP headers (see RFC 5988 – </text:span><text:a xlink:type="simple" xlink:href="http://tools.ietf.org/html/rfc5988"><text:span text:style-name="T35">http://tools.ietf.org/html/rfc5988</text:span></text:a><text:span text:style-name="T35">). It can for instance look like this </text:span><text:span text:style-name="T36">(</text:span><text:span text:style-name="T35">which is an example from the RFC</text:span><text:span text:style-name="T36">)</text:span><text:span text:style-name="T35">:</text:span></text:p>
      <text:p text:style-name="P62">Link: &lt;http://example.com/TheBook/chapter2&gt;; rel="previous";</text:p>
      <text:p text:style-name="P62"><text:s text:c="6"/>title="previous chapter"<text:line-break/></text:p>
      <text:p text:style-name="P85">Ramone can decode such a header like this:</text:p>
      <text:p text:style-name="P62">// Arrange</text:p>
      <text:p text:style-name="P46"><text:span text:style-name="T35">Request request = Session.Bind(LinkHeader</text:span><text:span text:style-name="T36">Url</text:span><text:span text:style-name="T35">);</text:span></text:p>
      <text:p text:style-name="P62"/>
      <text:p text:style-name="P62">// Act</text:p>
      <text:p text:style-name="P62">using (Response response = request.Get())</text:p>
      <text:p text:style-name="P62">{</text:p>
      <text:p text:style-name="P46"><text:span text:style-name="T35"><text:s text:c="2"/>// </text:span><text:span text:style-name="T37">Get list of links from the response "Link" header</text:span></text:p>
      <text:p text:style-name="P62"><text:s text:c="2"/>List&lt;WebLink&gt; links = response.Links().ToList();</text:p>
      <text:p text:style-name="P62">}</text:p>
      <text:p text:style-name="P85"/>
      <text:p text:style-name="P84"/>
      <text:h text:style-name="P75" text:outline-level="2"><text:soft-page-break/>HTML</text:h>
      <text:p text:style-name="P32"><text:span text:style-name="T34">Ramone supports two different kinds of links in HTML – header links </text:span><text:span text:style-name="T38">and anchors</text:span><text:span text:style-name="T34">:</text:span></text:p>
      <text:p text:style-name="P63">&lt;html&gt;</text:p>
      <text:p text:style-name="P63"><text:s text:c="2"/>&lt;head&gt;</text:p>
      <text:p text:style-name="P45"><text:span text:style-name="T34"><text:s text:c="4"/></text:span><text:span text:style-name="T38">&lt;link rel="..." href="..."/&gt;</text:span></text:p>
      <text:p text:style-name="P63"><text:s text:c="2"/>&lt;/head&gt;</text:p>
      <text:p text:style-name="P63"><text:s text:c="2"/>&lt;body&gt;</text:p>
      <text:p text:style-name="P45"><text:span text:style-name="T34"><text:s text:c="4"/>&lt;p&gt;Click this &lt;a </text:span><text:span text:style-name="T38">rel="..." </text:span><text:span text:style-name="T34">href="..."&gt;anchor&lt;/a&gt;.</text:span></text:p>
      <text:p text:style-name="P63"><text:s text:c="2"/>&lt;/body&gt;</text:p>
      <text:p text:style-name="P63">&lt;/html&gt;</text:p>
      <text:p text:style-name="P31"><text:line-break/><text:span text:style-name="T38">In order to fetch those HTML elements we must first decode the response data as an HTML document </text:span><text:span text:style-name="T39">and then extract the links</text:span><text:span text:style-name="T38">:</text:span></text:p>
      <text:p text:style-name="P64">using (var response = request.Get&lt;HtmlDocument&gt;())</text:p>
      <text:p text:style-name="P64">{</text:p>
      <text:p text:style-name="P64"><text:s text:c="2"/>// Select first HTML anchor node with rel="author".</text:p>
      <text:p text:style-name="P64"><text:s text:c="2"/>HtmlNode body = response.Body.DocumentNode;</text:p>
      <text:p text:style-name="P64"><text:s text:c="2"/>HtmlNode anchor = body.SelectNodes(@"//a[@rel=""author""]").First();</text:p>
      <text:p text:style-name="P64"/>
      <text:p text:style-name="P47"><text:span text:style-name="T38"><text:s text:c="2"/>// Convert anchor node to I</text:span><text:span text:style-name="T39">L</text:span><text:span text:style-name="T38">ink using HTML specific extension method.</text:span></text:p>
      <text:p text:style-name="P64"><text:s text:c="2"/>// The response parameter is needed to resolve relative links.</text:p>
      <text:p text:style-name="P64"><text:s text:c="2"/>ILink authorLink = anchor.Anchor(response);</text:p>
      <text:p text:style-name="P64"/>
      <text:p text:style-name="P64"><text:s text:c="2"/>// Follow author link and get HTML document representing the author</text:p>
      <text:p text:style-name="P64"><text:s text:c="2"/>using (var author = authorLink.Follow(Session).Get&lt;HtmlDocument&gt;())</text:p>
      <text:p text:style-name="P64"><text:s text:c="2"/>{</text:p>
      <text:p text:style-name="P64"><text:s text:c="4"/>...</text:p>
      <text:p text:style-name="P64"><text:s text:c="2"/>}</text:p>
      <text:p text:style-name="P64">}</text:p>
      <text:p text:style-name="P31"/>
      <text:h text:style-name="P74" text:outline-level="2">Atom</text:h>
      <text:p text:style-name="P31"/>
      <text:p text:style-name="P31"/>
      <text:h text:style-name="P55" text:outline-level="1"><text:bookmark-start text:name="__RefHeading__919_1468071222"/><text:span text:style-name="T41">Patch documents</text:span><text:bookmark-end text:name="__RefHeading__919_1468071222"/></text:h>
      <text:p text:style-name="P94"><text:span text:style-name="T41">Ramone supports JSON </text:span><text:span text:style-name="T42">patch documents as defined in </text:span><text:a xlink:type="simple" xlink:href="http://tools.ietf.org/html/draft-ietf-appsawg-json-patch-08"><text:span text:style-name="T43">http://tools.ietf.org/html/draft-ietf-appsawg-json-patch-08</text:span></text:a><text:span text:style-name="T43">. This is yet a draft standard so Ramone's implementation may need some later tweaking to work.</text:span></text:p>
      <text:p text:style-name="P91"><text:span text:style-name="T43">A patch document represents a set of changes to a JSON resource. This can be “add” new value, “remove” value or other similar operations.</text:span></text:p>
      <text:p text:style-name="P91"><text:span text:style-name="T43">In Ramone we use the class </text:span><text:span text:style-name="InlineCode"><text:span text:style-name="T43">JsonPatchDocument</text:span></text:span><text:span text:style-name="T43"> to build a patch document. </text:span><text:span text:style-name="T44">For instance like this:<text:line-break/></text:span></text:p>
      <text:p text:style-name="P65"><text:span text:style-name="T44">JsonPatchDocument patch = new JsonPatchDocument();</text:span></text:p>
      <text:p text:style-name="P65"><text:span text:style-name="T44"/></text:p>
      <text:p text:style-name="P65"><text:span text:style-name="T44">// Supply path as a string</text:span></text:p>
      <text:p text:style-name="P65"><text:span text:style-name="T44">patch.Replace("/Title", "My new title");</text:span></text:p>
      <text:p text:style-name="P65"><text:span text:style-name="T44"/></text:p>
      <text:p text:style-name="P65"><text:span text:style-name="T44">// Supply path as a typed referenc</text:span></text:p>
      <text:p text:style-name="P65"><text:span text:style-name="T44">patch.Replace(d =&gt; d.Title, "Another title");</text:span></text:p>
      <text:p text:style-name="P31"/>
      <text:p text:style-name="P92"><text:span text:style-name="T45">The use of delegates like </text:span><text:span text:style-name="InlineCode"><text:span text:style-name="T45">d =&gt; d.Title</text:span></text:span><text:span text:style-name="T45"> is a simple and type safe way to supply a patch path with respect to a given resource class. Using delegates like this ensure paths are updated when refactoring variable names in Visual Studio.</text:span></text:p>
      <text:p text:style-name="P92"><text:span text:style-name="T45">Patch documents can be sent to a server like this:<text:line-break/></text:span></text:p>
      <text:p text:style-name="P66"><text:span text:style-name="T44">JsonPatchDocument patch = ... </text:span><text:span text:style-name="T45">build patch document ...</text:span></text:p>
      <text:p text:style-name="P66"><text:span text:style-name="T45"/></text:p>
      <text:p text:style-name="P66"><text:span text:style-name="T45">Request request = Session.Bind(ResourceUrl);</text:span></text:p>
      <text:p text:style-name="P66"><text:span text:style-name="T45"/></text:p>
      <text:p text:style-name="P66"><text:span text:style-name="T45">using (var response = request.Patch(patch))</text:span></text:p>
      <text:p text:style-name="P66"><text:span text:style-name="T45">{</text:span></text:p>
      <text:p text:style-name="P66"><text:span text:style-name="T45"><text:s text:c="2"/>... do stuff with response ...</text:span></text:p>
      <text:p text:style-name="P66"><text:span text:style-name="T45">}</text:span></text:p>
      <text:p text:style-name="P31"/>
      <text:p text:style-name="P93"><text:span text:style-name="T46">Ramone also supports reading and applying patch documents (using the “visitor” pattern). You do although have to implement the actual operations yourself—Ramone cannot do that for you. Here is one example:</text:span></text:p>
      <text:p text:style-name="P67"><text:span text:style-name="T46">using (TextReader r = ... get reader from something...)</text:span></text:p>
      <text:p text:style-name="P67"><text:span text:style-name="T46">{</text:span></text:p>
      <text:p text:style-name="P67"><text:span text:style-name="T46"><text:s text:c="2"/></text:span><text:span text:style-name="T44">JsonPatchDocument patch = JsonPatchDocumen</text:span><text:span text:style-name="T46">t.Read(r);</text:span></text:p>
      <text:p text:style-name="P67"><text:span text:style-name="T46"/></text:p>
      <text:p text:style-name="P67"><text:span text:style-name="T46"><text:s text:c="2"/>MyPatchVisitor visitor = new MyPatchVisitor();</text:span></text:p>
      <text:p text:style-name="P67"><text:span text:style-name="T46"/></text:p>
      <text:p text:style-name="P67"><text:span text:style-name="T46"><text:s text:c="2"/>patch.Apply(visitor);</text:span></text:p>
      <text:p text:style-name="P67"><text:span text:style-name="T46">}</text:span></text:p>
      <text:p text:style-name="P67"><text:span text:style-name="T46"/></text:p>
      <text:p text:style-name="P67"><text:span text:style-name="T46"/></text:p>
      <text:p text:style-name="P67"><text:span text:style-name="T46">class MyPatchVisitor : JsonPatchDocumentVisitor</text:span></text:p>
      <text:p text:style-name="P67"><text:span text:style-name="T46">{</text:span></text:p>
      <text:p text:style-name="P67"><text:span text:style-name="T46"><text:s text:c="2"/>public override void Add(string path, object value)</text:span></text:p>
      <text:p text:style-name="P67"><text:span text:style-name="T46"><text:s text:c="2"/>{</text:span></text:p>
      <text:p text:style-name="P67"><text:span text:style-name="T46"><text:s text:c="4"/>... implement "add" ...</text:span></text:p>
      <text:p text:style-name="P67"><text:span text:style-name="T46"><text:s text:c="2"/>}</text:span></text:p>
      <text:p text:style-name="P67"><text:span text:style-name="T46">}</text:span></text:p>
      <text:h text:style-name="P52" text:outline-level="1">Hypermedia forms</text:h>
      <text:p text:style-name="P86"/>
      <text:h text:style-name="P76" text:outline-level="2">HTML forms</text:h>
      <text:p text:style-name="P86"/>
      <text:h text:style-name="P53" text:outline-level="1"><text:span text:style-name="T18">HTTP </text:span><text:span text:style-name="T17">Authentication</text:span></text:h>
      <text:p text:style-name="P22"/>
      <text:h text:style-name="Heading_20_2" text:outline-level="2"><text:span text:style-name="T17">Basic </text:span><text:span text:style-name="T18">authentication</text:span></text:h>
      <text:p text:style-name="P21"/>
      <text:h text:style-name="P77" text:outline-level="2">OAuth-1 authentication</text:h>
      <text:p text:style-name="P22"/>
      <text:p text:style-name="P22"/>
      <text:h text:style-name="P54" text:outline-level="1">Configuration</text:h>
      <text:list xml:id="list42294050" text:style-name="L5">
        <text:list-item>
          <text:p text:style-name="P87">Serialization formats</text:p>
        </text:list-item>
        <text:list-item>
          <text:p text:style-name="P87">User agent</text:p>
        </text:list-item>
        <text:list-item>
          <text:p text:style-name="P8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2-12-30T22:34:22.40</dc:date>
    <meta:editing-duration>P13DT13H10M40S</meta:editing-duration>
    <meta:editing-cycles>57</meta:editing-cycles>
    <meta:generator>LibreOffice/3.6$Windows_x86 LibreOffice_project/e29a214-2bbed72-0621de6-a97528c-8f066d</meta:generator>
    <meta:print-date>2012-09-18T21:51:13.71</meta:print-date>
    <meta:document-statistic meta:table-count="0" meta:image-count="0" meta:object-count="0" meta:page-count="13" meta:paragraph-count="225" meta:word-count="2157" meta:character-count="13813" meta:non-whitespace-character-count="11684"/>
  </office:meta>
</office:document-meta>
</file>